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95024512759E94C.png" manifest:media-type="image/png"/>
  <manifest:file-entry manifest:full-path="Pictures/10000001000007800000043891EC5ABBCAF2AC56.png" manifest:media-type="image/png"/>
  <manifest:file-entry manifest:full-path="Pictures/10000001000007800000043811655DBF7BF6BD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8d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423cm" svg:y="-1.598cm" svg:width="15.09cm" svg:height="8.488cm" draw:z-index="0"><draw:image xlink:href="Pictures/10000001000007800000043811655DBF7BF6BD19.png" xlink:type="simple" xlink:show="embed" xlink:actuate="onLoad" draw:mime-type="image/png"/></draw:frame><draw:frame draw:style-name="fr1" draw:name="Image3" text:anchor-type="char" svg:x="0.37cm" svg:y="7.026cm" svg:width="15.143cm" svg:height="8.518cm" draw:z-index="2"><draw:image xlink:href="Pictures/100000010000078000000438A95024512759E94C.png" xlink:type="simple" xlink:show="embed" xlink:actuate="onLoad" draw:mime-type="image/png"/></draw:frame><draw:frame draw:style-name="fr1" draw:name="Image2" text:anchor-type="char" svg:x="0.423cm" svg:y="15.923cm" svg:width="14.963cm" svg:height="8.417cm" draw:z-index="1"><draw:image xlink:href="Pictures/10000001000007800000043891EC5ABBCAF2AC56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5:50:37.368182747</meta:creation-date>
    <dc:date>2026-02-23T15:53:28.234442300</dc:date>
    <meta:editing-duration>PT2M51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